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ula9" style:family="table">
      <style:table-properties style:width="17cm" table:align="margins"/>
    </style:style>
    <style:style style:name="Taula9.A" style:family="table-column">
      <style:table-column-properties style:column-width="17cm" style:rel-column-width="65535*"/>
    </style:style>
    <style:style style:name="Taula9.A1" style:family="table-cell">
      <style:table-cell-properties fo:padding="0.097cm" fo:border="0.05pt solid #000000"/>
    </style:style>
    <style:style style:name="Tau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5pt solid #000000"/>
    </style:style>
    <style:style style:name="Tau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7cm" style:rel-column-width="65535*"/>
    </style:style>
    <style:style style:name="Taula7.A1" style:family="table-cell">
      <style:table-cell-properties fo:padding="0.097cm" fo:border="0.05pt solid #000000"/>
    </style:style>
    <style:style style:name="Tau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="0.05pt solid #000000"/>
    </style:style>
    <style:style style:name="Tau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17cm" style:rel-column-width="65535*"/>
    </style:style>
    <style:style style:name="Taula11.A1" style:family="table-cell">
      <style:table-cell-properties fo:padding="0.097cm" fo:border="0.05pt solid #000000"/>
    </style:style>
    <style:style style:name="Tau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7cm" table:align="margins"/>
    </style:style>
    <style:style style:name="Taula13.A" style:family="table-column">
      <style:table-column-properties style:column-width="17cm" style:rel-column-width="65535*"/>
    </style:style>
    <style:style style:name="Taula13.A1" style:family="table-cell">
      <style:table-cell-properties fo:padding="0.097cm" fo:border="0.05pt solid #000000"/>
    </style:style>
    <style:style style:name="Tau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17cm" style:rel-column-width="65535*"/>
    </style:style>
    <style:style style:name="Taula14.A1" style:family="table-cell">
      <style:table-cell-properties fo:padding="0.097cm" fo:border="0.05pt solid #000000"/>
    </style:style>
    <style:style style:name="Tau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cm" table:align="margins"/>
    </style:style>
    <style:style style:name="Taula15.A" style:family="table-column">
      <style:table-column-properties style:column-width="17cm" style:rel-column-width="65535*"/>
    </style:style>
    <style:style style:name="Taula15.A1" style:family="table-cell">
      <style:table-cell-properties fo:padding="0.097cm" fo:border="0.05pt solid #000000"/>
    </style:style>
    <style:style style:name="Tau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cm" table:align="margins"/>
    </style:style>
    <style:style style:name="Taula16.A" style:family="table-column">
      <style:table-column-properties style:column-width="17cm" style:rel-column-width="65535*"/>
    </style:style>
    <style:style style:name="Taula16.A1" style:family="table-cell">
      <style:table-cell-properties fo:padding="0.097cm" fo:border="0.05pt solid #000000"/>
    </style:style>
    <style:style style:name="Tau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" style:family="table">
      <style:table-properties style:width="17cm" table:align="margins"/>
    </style:style>
    <style:style style:name="Taula17.A" style:family="table-column">
      <style:table-column-properties style:column-width="17cm" style:rel-column-width="65535*"/>
    </style:style>
    <style:style style:name="Taula17.A1" style:family="table-cell">
      <style:table-cell-properties fo:padding="0.097cm" fo:border="0.05pt solid #000000"/>
    </style:style>
    <style:style style:name="Tau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" style:family="table">
      <style:table-properties style:width="17cm" table:align="margins"/>
    </style:style>
    <style:style style:name="Taula18.A" style:family="table-column">
      <style:table-column-properties style:column-width="17cm" style:rel-column-width="65535*"/>
    </style:style>
    <style:style style:name="Taula18.A1" style:family="table-cell">
      <style:table-cell-properties fo:padding="0.097cm" fo:border="0.05pt solid #000000"/>
    </style:style>
    <style:style style:name="Tau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" style:family="table">
      <style:table-properties style:width="17cm" table:align="margins"/>
    </style:style>
    <style:style style:name="Taula19.A" style:family="table-column">
      <style:table-column-properties style:column-width="17cm" style:rel-column-width="65535*"/>
    </style:style>
    <style:style style:name="Taula19.A1" style:family="table-cell">
      <style:table-cell-properties fo:padding="0.097cm" fo:border="0.05pt solid #000000"/>
    </style:style>
    <style:style style:name="Tau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7cm" table:align="margins"/>
    </style:style>
    <style:style style:name="Taula20.A" style:family="table-column">
      <style:table-column-properties style:column-width="17cm" style:rel-column-width="65535*"/>
    </style:style>
    <style:style style:name="Taula20.A1" style:family="table-cell">
      <style:table-cell-properties fo:padding="0.097cm" fo:border="0.05pt solid #000000"/>
    </style:style>
    <style:style style:name="Tau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" style:family="table">
      <style:table-properties style:width="17cm" table:align="margins"/>
    </style:style>
    <style:style style:name="Taula21.A" style:family="table-column">
      <style:table-column-properties style:column-width="17cm" style:rel-column-width="65535*"/>
    </style:style>
    <style:style style:name="Taula21.A1" style:family="table-cell">
      <style:table-cell-properties fo:padding="0.097cm" fo:border="0.05pt solid #000000"/>
    </style:style>
    <style:style style:name="Tau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" style:family="table">
      <style:table-properties style:width="17cm" table:align="margins"/>
    </style:style>
    <style:style style:name="Taula22.A" style:family="table-column">
      <style:table-column-properties style:column-width="17cm" style:rel-column-width="65535*"/>
    </style:style>
    <style:style style:name="Taula22.A1" style:family="table-cell">
      <style:table-cell-properties fo:padding="0.097cm" fo:border="0.05pt solid #000000"/>
    </style:style>
    <style:style style:name="Taula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3" style:family="table">
      <style:table-properties style:width="17cm" table:align="margins"/>
    </style:style>
    <style:style style:name="Taula23.A" style:family="table-column">
      <style:table-column-properties style:column-width="17cm" style:rel-column-width="65535*"/>
    </style:style>
    <style:style style:name="Taula23.A1" style:family="table-cell">
      <style:table-cell-properties fo:padding="0.097cm" fo:border="0.05pt solid #000000"/>
    </style:style>
    <style:style style:name="Tau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Tau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4.251cm" style:rel-column-width="16383*"/>
    </style:style>
    <style:style style:name="Taula3.A1" style:family="table-cell">
      <style:table-cell-properties fo:padding="0.097cm" fo:border-left="0.5pt solid #000000" fo:border-right="none" fo:border-top="0.5pt solid #000000" fo:border-bottom="0.5pt solid #000000"/>
    </style:style>
    <style:style style:name="Taula3.D1" style:family="table-cell">
      <style:table-cell-properties fo:padding="0.097cm" fo:border="0.5pt solid #000000"/>
    </style:style>
    <style:style style:name="Taula3.A2" style:family="table-cell">
      <style:table-cell-properties fo:padding="0.097cm" fo:border-left="0.5pt solid #000000" fo:border-right="none" fo:border-top="none" fo:border-bottom="0.5pt solid #000000"/>
    </style:style>
    <style:style style:name="Taula3.D2" style:family="table-cell">
      <style:table-cell-properties fo:padding="0.097cm" fo:border-left="0.5pt solid #000000" fo:border-right="0.5pt solid #000000" fo:border-top="none" fo:border-bottom="0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5.667cm" style:rel-column-width="21845*"/>
    </style:style>
    <style:style style:name="Taula4.B" style:family="table-column">
      <style:table-column-properties style:column-width="11.333cm" style:rel-column-width="43690*"/>
    </style:style>
    <style:style style:name="Taula4.A1" style:family="table-cell">
      <style:table-cell-properties fo:padding="0.097cm" fo:border-left="0.5pt solid #000000" fo:border-right="none" fo:border-top="0.5pt solid #000000" fo:border-bottom="0.5pt solid #000000"/>
    </style:style>
    <style:style style:name="Taula4.B1" style:family="table-cell">
      <style:table-cell-properties fo:padding="0.097cm" fo:border="0.5pt solid #000000"/>
    </style:style>
    <style:style style:name="Taula4.A2" style:family="table-cell">
      <style:table-cell-properties fo:padding="0.097cm" fo:border-left="0.5pt solid #000000" fo:border-right="none" fo:border-top="none" fo:border-bottom="0.5pt solid #000000"/>
    </style:style>
    <style:style style:name="Taula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paragraph-rsid="0021dd7b"/>
    </style:style>
    <style:style style:name="P2" style:family="paragraph" style:parent-style-name="Footer">
      <style:text-properties officeooo:paragraph-rsid="0022aca2"/>
    </style:style>
    <style:style style:name="P3" style:family="paragraph" style:parent-style-name="Standard">
      <style:paragraph-properties fo:line-height="150%"/>
      <style:text-properties style:font-name="Arial" fo:font-size="12pt" fo:language="ca" fo:country="ES" officeooo:rsid="00556de8" officeooo:paragraph-rsid="00556de8" style:font-size-asian="12pt" style:font-size-complex="12pt"/>
    </style:style>
    <style:style style:name="P4" style:family="paragraph" style:parent-style-name="Table_20_Contents">
      <style:text-properties style:font-name="Arial" fo:font-size="12pt" officeooo:paragraph-rsid="00556de8" style:font-size-asian="12pt" style:font-size-complex="12pt"/>
    </style:style>
    <style:style style:name="P5" style:family="paragraph" style:parent-style-name="Standard">
      <style:paragraph-properties fo:line-height="150%" fo:text-align="center" style:justify-single-word="false"/>
      <style:text-properties fo:color="#ff0000" loext:opacity="100%" style:font-name="Arial Black" fo:font-size="18pt" fo:language="ca" fo:country="ES" fo:font-weight="bold" officeooo:rsid="002cf4a3" officeooo:paragraph-rsid="002bced0" style:font-size-asian="18pt" style:font-weight-asian="bold" style:font-size-complex="18pt" style:font-weight-complex="bold"/>
    </style:style>
    <style:style style:name="P6" style:family="paragraph" style:parent-style-name="Table_20_Contents">
      <style:text-properties officeooo:paragraph-rsid="00556de8"/>
    </style:style>
    <style:style style:name="P7" style:family="paragraph" style:parent-style-name="Standard" style:list-style-name="L1">
      <style:paragraph-properties fo:line-height="150%"/>
      <style:text-properties style:font-name="Arial" fo:font-size="12pt" fo:language="ca" fo:country="ES" officeooo:rsid="00556de8" officeooo:paragraph-rsid="0083962e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Arial" fo:font-size="12pt" fo:language="ca" fo:country="ES" officeooo:rsid="00556de8" officeooo:paragraph-rsid="007ac078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Arial" fo:font-size="12pt" fo:language="ca" fo:country="ES" officeooo:rsid="00556de8" officeooo:paragraph-rsid="0083962e" style:font-size-asian="12pt" style:font-size-complex="12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fo:font-size="12pt" fo:language="ca" fo:country="ES" officeooo:rsid="00068cc3" officeooo:paragraph-rsid="00356c06" style:font-size-asian="12pt" style:font-size-complex="12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" fo:font-size="12pt" fo:language="ca" fo:country="ES" officeooo:rsid="007ac078" officeooo:paragraph-rsid="007ac078" style:font-size-asian="12pt" style:font-size-complex="12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Arial" fo:font-size="12pt" fo:language="ca" fo:country="ES" officeooo:rsid="007ac078" officeooo:paragraph-rsid="007e163f" style:font-size-asian="12pt" style:font-size-complex="12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Arial" fo:font-size="12pt" fo:language="ca" fo:country="ES" officeooo:rsid="007ac078" officeooo:paragraph-rsid="007f9e7e" style:font-size-asian="12pt" style:font-size-complex="12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Arial" fo:font-size="12pt" fo:language="ca" fo:country="ES" officeooo:rsid="007ac078" officeooo:paragraph-rsid="00802f09" style:font-size-asian="12pt" style:font-size-complex="12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Arial" fo:font-size="12pt" fo:language="ca" fo:country="ES" officeooo:rsid="007ac078" officeooo:paragraph-rsid="0080c488" style:font-size-asian="12pt" style:font-size-complex="12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Arial" fo:font-size="12pt" fo:language="ca" fo:country="ES" officeooo:rsid="007ac078" officeooo:paragraph-rsid="0083962e" style:font-size-asian="12pt" style:font-size-complex="12pt"/>
    </style:style>
    <style:style style:name="P17" style:family="paragraph" style:parent-style-name="Standard">
      <style:paragraph-properties fo:line-height="150%"/>
      <style:text-properties style:font-name="Arial" fo:font-size="12pt" fo:language="ca" fo:country="ES" officeooo:rsid="007ac078" officeooo:paragraph-rsid="0083962e" style:font-size-asian="12pt" style:font-size-complex="12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Arial" fo:font-size="12pt" fo:language="ca" fo:country="ES" officeooo:rsid="007e163f" officeooo:paragraph-rsid="007e163f" style:font-size-asian="12pt" style:font-size-complex="12pt"/>
    </style:style>
    <style:style style:name="P19" style:family="paragraph" style:parent-style-name="Standard">
      <style:paragraph-properties fo:line-height="150%" fo:text-align="start" style:justify-single-word="false"/>
      <style:text-properties style:font-name="Arial" fo:font-size="12pt" fo:language="ca" fo:country="ES" officeooo:rsid="00802f09" officeooo:paragraph-rsid="00802f09" style:font-size-asian="12pt" style:font-size-complex="12pt"/>
    </style:style>
    <style:style style:name="P20" style:family="paragraph" style:parent-style-name="Standard">
      <style:paragraph-properties fo:line-height="150%" fo:text-align="start" style:justify-single-word="false"/>
      <style:text-properties style:font-name="Arial" fo:font-size="12pt" fo:language="ca" fo:country="ES" officeooo:rsid="0080c488" officeooo:paragraph-rsid="0080c488" style:font-size-asian="12pt" style:font-size-complex="12pt"/>
    </style:style>
    <style:style style:name="P21" style:family="paragraph" style:parent-style-name="Standard" style:list-style-name="L1">
      <style:paragraph-properties fo:line-height="150%"/>
      <style:text-properties style:font-name="Arial" fo:font-size="12pt" fo:language="ca" fo:country="ES" officeooo:rsid="00853251" officeooo:paragraph-rsid="00853251" style:font-size-asian="12pt" style:font-size-complex="12pt"/>
    </style:style>
    <style:style style:name="P22" style:family="paragraph" style:parent-style-name="Standard">
      <style:paragraph-properties fo:line-height="150%"/>
      <style:text-properties style:font-name="Arial" fo:font-size="12pt" fo:language="ca" fo:country="ES" officeooo:rsid="00853251" officeooo:paragraph-rsid="00853251" style:font-size-asian="12pt" style:font-size-complex="12pt"/>
    </style:style>
    <style:style style:name="P23" style:family="paragraph" style:parent-style-name="Standard" style:list-style-name="L2">
      <style:paragraph-properties fo:line-height="150%"/>
      <style:text-properties style:font-name="Arial" fo:font-size="12pt" fo:language="ca" fo:country="ES" officeooo:rsid="00853251" officeooo:paragraph-rsid="0089d45a" style:font-size-asian="12pt" style:font-size-complex="12pt"/>
    </style:style>
    <style:style style:name="P24" style:family="paragraph" style:parent-style-name="Standard" style:list-style-name="L1">
      <style:paragraph-properties fo:line-height="150%"/>
      <style:text-properties style:font-name="Arial" fo:font-size="12pt" fo:language="ca" fo:country="ES" officeooo:rsid="0089d45a" officeooo:paragraph-rsid="0089d45a" style:font-size-asian="12pt" style:font-size-complex="12pt"/>
    </style:style>
    <style:style style:name="P25" style:family="paragraph" style:parent-style-name="Standard">
      <style:paragraph-properties fo:line-height="150%"/>
      <style:text-properties style:font-name="Arial" fo:font-size="12pt" fo:language="ca" fo:country="ES" officeooo:rsid="0089d45a" officeooo:paragraph-rsid="0089d45a" style:font-size-asian="12pt" style:font-size-complex="12pt"/>
    </style:style>
    <style:style style:name="P26" style:family="paragraph" style:parent-style-name="Standard" style:list-style-name="L2">
      <style:paragraph-properties fo:line-height="150%"/>
      <style:text-properties style:font-name="Arial" fo:font-size="12pt" fo:language="ca" fo:country="ES" officeooo:rsid="0089d45a" officeooo:paragraph-rsid="0089d45a" style:font-size-asian="12pt" style:font-size-complex="12pt"/>
    </style:style>
    <style:style style:name="P27" style:family="paragraph" style:parent-style-name="Standard">
      <style:paragraph-properties fo:line-height="150%"/>
      <style:text-properties style:font-name="Arial" fo:font-size="12pt" fo:language="ca" fo:country="ES" officeooo:rsid="008b2802" officeooo:paragraph-rsid="0089d45a" style:font-size-asian="12pt" style:font-size-complex="12pt"/>
    </style:style>
    <style:style style:name="P28" style:family="paragraph" style:parent-style-name="Standard">
      <style:paragraph-properties fo:line-height="150%"/>
      <style:text-properties style:font-name="Arial" fo:font-size="12pt" fo:language="ca" fo:country="ES" officeooo:rsid="008b2802" officeooo:paragraph-rsid="008b2802" style:font-size-asian="12pt" style:font-size-complex="12pt"/>
    </style:style>
    <style:style style:name="P29" style:family="paragraph" style:parent-style-name="Standard">
      <style:paragraph-properties fo:line-height="150%"/>
      <style:text-properties style:font-name="Arial" fo:font-size="12pt" fo:language="ca" fo:country="ES" officeooo:rsid="008b2802" officeooo:paragraph-rsid="008cdf1e" style:font-size-asian="12pt" style:font-size-complex="12pt"/>
    </style:style>
    <style:style style:name="P30" style:family="paragraph" style:parent-style-name="Standard">
      <style:paragraph-properties fo:line-height="150%" fo:text-align="center" style:justify-single-word="false"/>
      <style:text-properties style:font-name="Arial" fo:font-size="12pt" fo:language="ca" fo:country="ES" officeooo:rsid="009272d2" officeooo:paragraph-rsid="009272d2" style:font-size-asian="12pt" style:font-size-complex="12pt"/>
    </style:style>
    <style:style style:name="P31" style:family="paragraph" style:parent-style-name="Standard" style:list-style-name="L5">
      <style:paragraph-properties fo:line-height="150%" fo:text-align="start" style:justify-single-word="false"/>
      <style:text-properties officeooo:paragraph-rsid="007ac078"/>
    </style:style>
    <style:style style:name="P32" style:family="paragraph" style:parent-style-name="Standard" style:list-style-name="L6">
      <style:paragraph-properties fo:line-height="150%"/>
      <style:text-properties officeooo:paragraph-rsid="0083962e"/>
    </style:style>
    <style:style style:name="P33" style:family="paragraph" style:parent-style-name="Standard">
      <style:paragraph-properties fo:line-height="150%" fo:text-align="center" style:justify-single-word="false"/>
      <style:text-properties officeooo:rsid="007ac078" officeooo:paragraph-rsid="007ac078"/>
    </style:style>
    <style:style style:name="P34" style:family="paragraph" style:parent-style-name="Standard">
      <style:paragraph-properties fo:line-height="150%" fo:text-align="center" style:justify-single-word="false"/>
      <style:text-properties fo:color="#800080" loext:opacity="100%" style:font-name="Arial" fo:font-size="12pt" fo:language="ca" fo:country="ES" fo:font-weight="bold" officeooo:rsid="009272d2" officeooo:paragraph-rsid="009272d2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150%" fo:text-align="center" style:justify-single-word="false"/>
      <style:text-properties fo:color="#800080" loext:opacity="100%" style:font-name="Arial" fo:font-size="16pt" fo:language="ca" fo:country="ES" fo:font-weight="bold" officeooo:rsid="007ac078" officeooo:paragraph-rsid="007ac078" style:font-size-asian="16pt" style:font-weight-asian="bold" style:font-size-complex="16pt" style:font-weight-complex="bold"/>
    </style:style>
    <style:style style:name="P36" style:family="paragraph" style:parent-style-name="Standard">
      <style:paragraph-properties fo:line-height="150%" fo:text-align="center" style:justify-single-word="false"/>
      <style:text-properties fo:color="#c71585" loext:opacity="100%" style:font-name="Arial" fo:font-size="18pt" fo:language="ca" fo:country="ES" fo:font-weight="bold" officeooo:rsid="00727ecd" officeooo:paragraph-rsid="00853251" style:font-size-asian="18pt" style:font-weight-asian="bold" style:font-size-complex="18pt" style:font-weight-complex="bold"/>
    </style:style>
    <style:style style:name="P37" style:family="paragraph" style:parent-style-name="Standard">
      <style:paragraph-properties fo:line-height="150%" fo:text-align="center" style:justify-single-word="false"/>
      <style:text-properties fo:color="#c71585" loext:opacity="100%" style:font-name="Arial" fo:font-size="18pt" fo:language="ca" fo:country="ES" fo:font-weight="bold" officeooo:rsid="00727ecd" officeooo:paragraph-rsid="0089a05f" style:font-size-asian="18pt" style:font-weight-asian="bold" style:font-size-complex="18pt" style:font-weight-complex="bold"/>
    </style:style>
    <style:style style:name="P38" style:family="paragraph" style:parent-style-name="Standard">
      <style:paragraph-properties fo:line-height="150%" fo:text-align="center" style:justify-single-word="false"/>
      <style:text-properties fo:color="#c71585" loext:opacity="100%" style:font-name="Arial" fo:font-size="18pt" fo:language="ca" fo:country="ES" fo:font-weight="bold" officeooo:rsid="0083962e" officeooo:paragraph-rsid="0083962e" style:font-size-asian="18pt" style:font-weight-asian="bold" style:font-size-complex="18pt" style:font-weight-complex="bold"/>
    </style:style>
    <style:style style:name="P39" style:family="paragraph" style:parent-style-name="Standard">
      <style:paragraph-properties fo:line-height="150%" fo:text-align="center" style:justify-single-word="false"/>
      <style:text-properties fo:color="#c71585" loext:opacity="100%" style:font-name="Arial" fo:font-size="18pt" fo:language="ca" fo:country="ES" fo:font-weight="bold" officeooo:rsid="00853251" officeooo:paragraph-rsid="00853251" style:font-size-asian="18pt" style:font-weight-asian="bold" style:font-size-complex="18pt" style:font-weight-complex="bold"/>
    </style:style>
    <style:style style:name="P40" style:family="paragraph" style:parent-style-name="Standard" style:list-style-name="L6">
      <style:paragraph-properties fo:line-height="150%"/>
      <style:text-properties officeooo:rsid="0083962e" officeooo:paragraph-rsid="0083962e"/>
    </style:style>
    <style:style style:name="P41" style:family="paragraph" style:parent-style-name="Standard">
      <style:paragraph-properties fo:line-height="150%" fo:text-align="center" style:justify-single-word="false"/>
      <style:text-properties fo:color="#000000" loext:opacity="100%" style:font-name="Arial" fo:font-size="12pt" fo:language="ca" fo:country="ES" fo:font-weight="normal" officeooo:rsid="00853251" officeooo:paragraph-rsid="00853251" fo:background-color="#ffffff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150%" fo:text-align="center" style:justify-single-word="false"/>
      <style:text-properties fo:color="#000000" loext:opacity="100%" style:font-name="Arial" fo:font-size="12pt" fo:language="ca" fo:country="ES" fo:font-weight="normal" officeooo:rsid="00727ecd" officeooo:paragraph-rsid="0083962e" fo:background-color="#ffffff" style:font-size-asian="12pt" style:font-weight-asian="normal" style:font-size-complex="12pt" style:font-weight-complex="normal"/>
    </style:style>
    <style:style style:name="P43" style:family="paragraph" style:parent-style-name="Table_20_Contents">
      <style:text-properties style:font-name="Arial" fo:font-size="12pt" officeooo:paragraph-rsid="007ac078" style:font-size-asian="12pt" style:font-size-complex="12pt"/>
    </style:style>
    <style:style style:name="P44" style:family="paragraph" style:parent-style-name="Table_20_Contents">
      <style:text-properties style:font-name="Arial" fo:font-size="12pt" officeooo:paragraph-rsid="007e163f" style:font-size-asian="12pt" style:font-size-complex="12pt"/>
    </style:style>
    <style:style style:name="P45" style:family="paragraph" style:parent-style-name="Table_20_Contents">
      <style:text-properties style:font-name="Arial" fo:font-size="12pt" officeooo:paragraph-rsid="007f9e7e" style:font-size-asian="12pt" style:font-size-complex="12pt"/>
    </style:style>
    <style:style style:name="P46" style:family="paragraph" style:parent-style-name="Table_20_Contents">
      <style:text-properties style:font-name="Arial" fo:font-size="12pt" officeooo:paragraph-rsid="00802f09" style:font-size-asian="12pt" style:font-size-complex="12pt"/>
    </style:style>
    <style:style style:name="P47" style:family="paragraph" style:parent-style-name="Table_20_Contents">
      <style:text-properties style:font-name="Arial" fo:font-size="12pt" officeooo:paragraph-rsid="0080c488" style:font-size-asian="12pt" style:font-size-complex="12pt"/>
    </style:style>
    <style:style style:name="P48" style:family="paragraph" style:parent-style-name="Table_20_Contents">
      <style:text-properties style:font-name="Arial" fo:font-size="12pt" officeooo:paragraph-rsid="0083962e" style:font-size-asian="12pt" style:font-size-complex="12pt"/>
    </style:style>
    <style:style style:name="P49" style:family="paragraph" style:parent-style-name="Table_20_Contents">
      <style:text-properties style:font-name="Arial" fo:font-size="12pt" officeooo:paragraph-rsid="00853251" style:font-size-asian="12pt" style:font-size-complex="12pt"/>
    </style:style>
    <style:style style:name="P50" style:family="paragraph" style:parent-style-name="Table_20_Contents">
      <style:text-properties style:font-name="Arial" fo:font-size="12pt" officeooo:paragraph-rsid="0089a05f" style:font-size-asian="12pt" style:font-size-complex="12pt"/>
    </style:style>
    <style:style style:name="P51" style:family="paragraph" style:parent-style-name="Table_20_Contents">
      <style:text-properties style:font-name="Arial" fo:font-size="12pt" officeooo:paragraph-rsid="0089d45a" style:font-size-asian="12pt" style:font-size-complex="12pt"/>
    </style:style>
    <style:style style:name="P52" style:family="paragraph" style:parent-style-name="Table_20_Contents">
      <style:text-properties style:font-name="Arial" fo:font-size="12pt" officeooo:rsid="008b2802" officeooo:paragraph-rsid="008b2802" style:font-size-asian="12pt" style:font-size-complex="12pt"/>
    </style:style>
    <style:style style:name="P53" style:family="paragraph" style:parent-style-name="Table_20_Contents">
      <style:text-properties style:font-name="Arial" fo:font-size="12pt" officeooo:rsid="008b2802" officeooo:paragraph-rsid="008cdf1e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2pt" officeooo:rsid="008b2802" officeooo:paragraph-rsid="008cdf1e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2pt" officeooo:rsid="009272d2" officeooo:paragraph-rsid="009272d2" style:font-size-asian="12pt" style:font-size-complex="12pt"/>
    </style:style>
    <style:style style:name="P57" style:family="paragraph" style:parent-style-name="Table_20_Contents">
      <style:text-properties officeooo:paragraph-rsid="007ac078"/>
    </style:style>
    <style:style style:name="P58" style:family="paragraph" style:parent-style-name="Table_20_Contents">
      <style:text-properties officeooo:paragraph-rsid="007e163f"/>
    </style:style>
    <style:style style:name="P59" style:family="paragraph" style:parent-style-name="Table_20_Contents">
      <style:text-properties officeooo:paragraph-rsid="007f9e7e"/>
    </style:style>
    <style:style style:name="P60" style:family="paragraph" style:parent-style-name="Table_20_Contents">
      <style:text-properties officeooo:paragraph-rsid="00802f09"/>
    </style:style>
    <style:style style:name="P61" style:family="paragraph" style:parent-style-name="Table_20_Contents">
      <style:text-properties officeooo:paragraph-rsid="0080c488"/>
    </style:style>
    <style:style style:name="P62" style:family="paragraph" style:parent-style-name="Table_20_Contents">
      <style:text-properties officeooo:paragraph-rsid="0083962e"/>
    </style:style>
    <style:style style:name="P63" style:family="paragraph" style:parent-style-name="Table_20_Contents">
      <style:text-properties officeooo:paragraph-rsid="00853251"/>
    </style:style>
    <style:style style:name="P64" style:family="paragraph" style:parent-style-name="Table_20_Contents">
      <style:text-properties officeooo:paragraph-rsid="0089a05f"/>
    </style:style>
    <style:style style:name="P65" style:family="paragraph" style:parent-style-name="Table_20_Contents">
      <style:text-properties officeooo:paragraph-rsid="0089d45a"/>
    </style:style>
    <style:style style:name="T1" style:family="text">
      <style:text-properties fo:color="#8b0000" loext:opacity="100%" style:font-name="Arial" fo:font-size="12pt" style:text-underline-style="solid" style:text-underline-width="auto" style:text-underline-color="font-color" fo:font-weight="bold" officeooo:rsid="0021dd7b" style:font-size-asian="12pt" style:font-weight-asian="bold" style:font-size-complex="12pt" style:font-weight-complex="bold"/>
    </style:style>
    <style:style style:name="T2" style:family="text">
      <style:text-properties fo:color="#8b0000" loext:opacity="100%" style:font-name="Arial" fo:font-size="12pt" style:text-underline-style="solid" style:text-underline-width="auto" style:text-underline-color="font-color" fo:font-weight="bold" officeooo:rsid="002c7685" style:font-size-asian="12pt" style:font-weight-asian="bold" style:font-size-complex="12pt" style:font-weight-complex="bold"/>
    </style:style>
    <style:style style:name="T3" style:family="text">
      <style:text-properties fo:color="#8b0000" loext:opacity="100%" style:font-name="Arial" fo:font-size="12pt" style:text-underline-style="solid" style:text-underline-width="auto" style:text-underline-color="font-color" fo:font-weight="bold" officeooo:rsid="00660308" style:font-size-asian="12pt" style:font-weight-asian="bold" style:font-size-complex="12pt" style:font-weight-complex="bold"/>
    </style:style>
    <style:style style:name="T4" style:family="text">
      <style:text-properties fo:color="#8b0000" loext:opacity="100%" style:font-name="Arial" fo:font-weight="bold" officeooo:rsid="0022aca2" style:font-weight-asian="bold" style:font-weight-complex="bold" style:text-overline-style="solid" style:text-overline-width="auto" style:text-overline-color="font-color"/>
    </style:style>
    <style:style style:name="T5" style:family="text">
      <style:text-properties fo:color="#8b0000" loext:opacity="100%" style:font-name="Arial" fo:font-weight="bold" officeooo:rsid="0056a91e" style:font-weight-asian="bold" style:font-weight-complex="bold" style:text-overline-style="solid" style:text-overline-width="auto" style:text-overline-color="font-color"/>
    </style:style>
    <style:style style:name="T6" style:family="text">
      <style:text-properties fo:color="#8b0000" loext:opacity="100%" style:font-name="Arial" fo:font-weight="bold" officeooo:rsid="003ed76b" style:font-weight-asian="bold" style:font-weight-complex="bold" style:text-overline-style="solid" style:text-overline-width="auto" style:text-overline-color="font-color"/>
    </style:style>
    <style:style style:name="T7" style:family="text">
      <style:text-properties fo:color="#8b0000" loext:opacity="100%" style:font-name="Arial" fo:font-weight="bold" officeooo:rsid="0076ee44" style:font-weight-asian="bold" style:font-weight-complex="bold" style:text-overline-style="solid" style:text-overline-width="auto" style:text-overline-color="font-color"/>
    </style:style>
    <style:style style:name="T8" style:family="text">
      <style:text-properties fo:color="#8b0000" loext:opacity="100%" style:font-name="Arial" fo:font-weight="bold" officeooo:rsid="009171d7" style:font-weight-asian="bold" style:font-weight-complex="bold" style:text-overline-style="solid" style:text-overline-width="auto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" fo:font-size="12pt" fo:language="ca" fo:country="ES" style:font-size-asian="12pt" style:font-size-complex="12pt"/>
    </style:style>
    <style:style style:name="T11" style:family="text">
      <style:text-properties style:font-name="Arial" fo:font-size="12pt" fo:language="ca" fo:country="ES" officeooo:rsid="0068aef9" style:font-size-asian="12pt" style:font-size-complex="12pt"/>
    </style:style>
    <style:style style:name="T12" style:family="text">
      <style:text-properties style:font-name="Arial" fo:font-size="12pt" fo:language="ca" fo:country="ES" officeooo:rsid="007ac078" style:font-size-asian="12pt" style:font-size-complex="12pt"/>
    </style:style>
    <style:style style:name="T13" style:family="text">
      <style:text-properties style:font-name="Arial" fo:font-size="12pt" fo:language="ca" fo:country="ES" officeooo:rsid="0083962e" style:font-size-asian="12pt" style:font-size-complex="12pt"/>
    </style:style>
    <style:style style:name="T14" style:family="text">
      <style:text-properties style:font-name="Arial" fo:font-size="12pt" officeooo:rsid="0045f745" style:font-size-asian="12pt" style:font-size-complex="12pt"/>
    </style:style>
    <style:style style:name="T15" style:family="text">
      <style:text-properties style:font-name="Arial" fo:font-size="12pt" officeooo:rsid="006a93a2" style:font-size-asian="12pt" style:font-size-complex="12pt"/>
    </style:style>
    <style:style style:name="T16" style:family="text">
      <style:text-properties style:font-name="Arial" fo:font-size="12pt" officeooo:rsid="0071beaf" style:font-size-asian="12pt" style:font-size-complex="12pt"/>
    </style:style>
    <style:style style:name="T17" style:family="text">
      <style:text-properties style:font-name="Arial" fo:font-size="12pt" officeooo:rsid="007ac078" style:font-size-asian="12pt" style:font-size-complex="12pt"/>
    </style:style>
    <style:style style:name="T18" style:family="text">
      <style:text-properties style:font-name="Arial" fo:font-size="12pt" officeooo:rsid="007c2d75" style:font-size-asian="12pt" style:font-size-complex="12pt"/>
    </style:style>
    <style:style style:name="T19" style:family="text">
      <style:text-properties style:font-name="Arial" fo:font-size="12pt" officeooo:rsid="007e163f" style:font-size-asian="12pt" style:font-size-complex="12pt"/>
    </style:style>
    <style:style style:name="T20" style:family="text">
      <style:text-properties style:font-name="Arial" fo:font-size="12pt" officeooo:rsid="007f9e7e" style:font-size-asian="12pt" style:font-size-complex="12pt"/>
    </style:style>
    <style:style style:name="T21" style:family="text">
      <style:text-properties style:font-name="Arial" fo:font-size="12pt" officeooo:rsid="00802f09" style:font-size-asian="12pt" style:font-size-complex="12pt"/>
    </style:style>
    <style:style style:name="T22" style:family="text">
      <style:text-properties style:font-name="Arial" fo:font-size="12pt" officeooo:rsid="0080c488" style:font-size-asian="12pt" style:font-size-complex="12pt"/>
    </style:style>
    <style:style style:name="T23" style:family="text">
      <style:text-properties style:font-name="Arial" fo:font-size="12pt" officeooo:rsid="00832304" style:font-size-asian="12pt" style:font-size-complex="12pt"/>
    </style:style>
    <style:style style:name="T24" style:family="text">
      <style:text-properties style:font-name="Arial" fo:font-size="12pt" officeooo:rsid="0083962e" style:font-size-asian="12pt" style:font-size-complex="12pt"/>
    </style:style>
    <style:style style:name="T25" style:family="text">
      <style:text-properties style:font-name="Arial" fo:font-size="12pt" officeooo:rsid="00862cb9" style:font-size-asian="12pt" style:font-size-complex="12pt"/>
    </style:style>
    <style:style style:name="T26" style:family="text">
      <style:text-properties style:font-name="Arial" fo:font-size="12pt" officeooo:rsid="0089d45a" style:font-size-asian="12pt" style:font-size-complex="12pt"/>
    </style:style>
    <style:style style:name="T27" style:family="text">
      <style:text-properties fo:color="#ff0000" loext:opacity="100%" style:font-name="Arial Black" fo:font-size="18pt" fo:language="ca" fo:country="ES" fo:font-weight="bold" style:font-size-asian="18pt" style:font-weight-asian="bold" style:font-size-complex="18pt" style:font-weight-complex="bold"/>
    </style:style>
    <style:style style:name="T28" style:family="text">
      <style:text-properties fo:color="#ff0000" loext:opacity="100%" style:font-name="Arial Black" fo:font-size="18pt" fo:language="ca" fo:country="ES" fo:font-weight="bold" officeooo:rsid="0071beaf" style:font-size-asian="18pt" style:font-weight-asian="bold" style:font-size-complex="18pt" style:font-weight-complex="bold"/>
    </style:style>
    <style:style style:name="T29" style:family="text">
      <style:text-properties fo:color="#ff0000" loext:opacity="100%" style:font-name="Arial Black" fo:font-size="18pt" fo:language="ca" fo:country="ES" fo:font-weight="bold" officeooo:rsid="0083962e" style:font-size-asian="18pt" style:font-weight-asian="bold" style:font-size-complex="18pt" style:font-weight-complex="bold"/>
    </style:style>
    <style:style style:name="T30" style:family="text">
      <style:text-properties fo:color="#ff0000" loext:opacity="100%" style:font-name="Arial Black" fo:font-size="18pt" fo:language="ca" fo:country="ES" fo:font-weight="bold" officeooo:rsid="00907d53" style:font-size-asian="18pt" style:font-weight-asian="bold" style:font-size-complex="18pt" style:font-weight-complex="bold"/>
    </style:style>
    <style:style style:name="T31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fo:color="#ff0000" loext:opacity="100%" style:text-underline-style="solid" style:text-underline-width="auto" style:text-underline-color="font-color" fo:font-weight="bold" officeooo:rsid="0089d45a" style:font-weight-asian="bold" style:font-weight-complex="bold"/>
    </style:style>
    <style:style style:name="T33" style:family="text">
      <style:text-properties officeooo:rsid="0068aef9"/>
    </style:style>
    <style:style style:name="T34" style:family="text">
      <style:text-properties fo:color="#0000ff" loext:opacity="100%" fo:font-weight="bold" style:font-weight-asian="bold" style:font-weight-complex="bold"/>
    </style:style>
    <style:style style:name="T35" style:family="text">
      <style:text-properties fo:color="#0000ff" loext:opacity="100%" fo:font-weight="bold" officeooo:rsid="0089d45a" style:font-weight-asian="bold" style:font-weight-complex="bold"/>
    </style:style>
    <style:style style:name="T36" style:family="text">
      <style:text-properties officeooo:rsid="007ac078"/>
    </style:style>
    <style:style style:name="T37" style:family="text">
      <style:text-properties officeooo:rsid="007e163f"/>
    </style:style>
    <style:style style:name="T38" style:family="text">
      <style:text-properties officeooo:rsid="007f9e7e"/>
    </style:style>
    <style:style style:name="T39" style:family="text">
      <style:text-properties officeooo:rsid="0083962e"/>
    </style:style>
    <style:style style:name="T40" style:family="text">
      <style:text-properties officeooo:rsid="0089a05f"/>
    </style:style>
    <style:style style:name="T41" style:family="text">
      <style:text-properties officeooo:rsid="0089d45a"/>
    </style:style>
    <style:style style:name="T42" style:family="text">
      <style:text-properties fo:color="#0000cd" loext:opacity="100%" fo:font-weight="bold" style:font-weight-asian="bold" style:font-weight-complex="bold"/>
    </style:style>
    <style:style style:name="T43" style:family="text">
      <style:text-properties officeooo:rsid="007282eb"/>
    </style:style>
    <style:style style:name="T44" style:family="text">
      <style:text-properties officeooo:rsid="00939c3c"/>
    </style:style>
    <style:style style:name="T45" style:family="text">
      <style:text-properties officeooo:rsid="00973911"/>
    </style:style>
    <style:style style:name="T46" style:family="text">
      <style:text-properties officeooo:rsid="0098797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tivitat 0<text:span text:style-name="T36">3</text:span></text:p>
      <text:p text:style-name="P33"><text:span text:style-name="T29">Github, </text:span><text:span text:style-name="T28">D</text:span><text:span text:style-name="T27">ocker hub i xarxa </text:span><text:span text:style-name="T30">macvlan</text:span></text:p>
      <text:p text:style-name="P10"/>
      <text:p text:style-name="P34">Repartiment de les tasques</text:p>
      <text:p text:style-name="P30"/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56">Tasca <text:span text:style-name="T44">única</text:span></text:p>
          </table:table-cell>
          <table:table-cell table:style-name="Taula4.B1" office:value-type="string">
            <text:p text:style-name="P56">Membre equip</text:p>
          </table:table-cell>
        </table:table-row>
        <table:table-row>
          <table:table-cell table:style-name="Taula4.A2" office:value-type="string">
            <text:p text:style-name="P56">Git Hub</text:p>
          </table:table-cell>
          <table:table-cell table:style-name="Taula4.B2" office:value-type="string">
            <text:p text:style-name="P55"/>
          </table:table-cell>
        </table:table-row>
        <table:table-row>
          <table:table-cell table:style-name="Taula4.A2" office:value-type="string">
            <text:p text:style-name="P56">Docker Hub</text:p>
          </table:table-cell>
          <table:table-cell table:style-name="Taula4.B2" office:value-type="string">
            <text:p text:style-name="P55"/>
          </table:table-cell>
        </table:table-row>
        <table:table-row>
          <table:table-cell table:style-name="Taula4.A2" office:value-type="string">
            <text:p text:style-name="P56">Xarxa</text:p>
          </table:table-cell>
          <table:table-cell table:style-name="Taula4.B2" office:value-type="string">
            <text:p text:style-name="P55"/>
          </table:table-cell>
        </table:table-row>
      </table:table>
      <text:p text:style-name="P30"/>
      <text:p text:style-name="P10"/>
      <text:p text:style-name="P35"><text:span text:style-name="T45">A) </text:span>Git hub</text:p>
      <text:p text:style-name="P11"/>
      <text:list text:style-name="L5">
        <text:list-item>
          <text:p text:style-name="P31"><text:span text:style-name="T12">Cada membre de l’equip s’ha de crear un compte en github amb l’adreça @alu.edu.gva.es. </text:span></text:p>
        </text:list-item>
      </text:list>
      <table:table table:name="Taula6" table:style-name="Taula6">
        <table:table-column table:style-name="Taula6.A"/>
        <table:table-row>
          <table:table-cell table:style-name="Taula6.A1" office:value-type="string">
            <text:p text:style-name="P43"/>
          </table:table-cell>
        </table:table-row>
        <table:table-row>
          <table:table-cell table:style-name="Taula6.A2" office:value-type="string">
            <text:p text:style-name="P57"><text:span text:style-name="T14">Captura </text:span><text:span text:style-name="T16">1</text:span><text:span text:style-name="T17">. Pàgin</text:span><text:span text:style-name="T18">es</text:span><text:span text:style-name="T17"> inicial de docker hub dels membres de l’equip</text:span></text:p>
          </table:table-cell>
        </table:table-row>
      </table:table>
      <text:p text:style-name="P8"><text:span text:style-name="T12"/></text:p>
      <text:p text:style-name="P18"><text:tab/>Un dels membres de l’equip ha de crear un repositori en l’arrel del servidor de l’equip, configurar git per poder fer commits i fer el primer commit, amb el missatge: Commit inicial treball equip 0X.</text:p>
      <table:table table:name="Taula7" table:style-name="Taula7">
        <table:table-column table:style-name="Taula7.A"/>
        <table:table-row>
          <table:table-cell table:style-name="Taula7.A1" office:value-type="string">
            <text:p text:style-name="P44"/>
          </table:table-cell>
        </table:table-row>
        <table:table-row>
          <table:table-cell table:style-name="Taula7.A2" office:value-type="string">
            <text:p text:style-name="P58"><text:span text:style-name="T14">Captura </text:span><text:span text:style-name="T19">2</text:span><text:span text:style-name="T17">. </text:span><text:span text:style-name="T19">git log en el repositori de l’arrel del servidor</text:span></text:p>
          </table:table-cell>
        </table:table-row>
      </table:table>
      <text:p text:style-name="P12"/>
      <text:p text:style-name="P12"><text:tab/><text:span text:style-name="T37">Aquest membre de l’equip ha de crear-se un repositori </text:span><text:span text:style-name="T38">privat </text:span><text:span text:style-name="T37">en github amb el nom </text:span><text:span text:style-name="T38">2</text:span><text:span text:style-name="T37">daw</text:span><text:span text:style-name="T38">e</text:span><text:span text:style-name="T37">quip0X (on l’X és el seu numero d’equip). </text:span></text:p>
      <table:table table:name="Taula8" table:style-name="Taula8">
        <table:table-column table:style-name="Taula8.A"/>
        <table:table-row>
          <table:table-cell table:style-name="Taula8.A1" office:value-type="string">
            <text:p text:style-name="P44"/>
          </table:table-cell>
        </table:table-row>
        <table:table-row>
          <table:table-cell table:style-name="Taula8.A2" office:value-type="string">
            <text:p text:style-name="P58"><text:span text:style-name="T14">Captura </text:span><text:span text:style-name="T19">3</text:span><text:span text:style-name="T17">. </text:span><text:span text:style-name="T19">repositori creat en github</text:span></text:p>
          </table:table-cell>
        </table:table-row>
      </table:table>
      <text:p text:style-name="P12"/>
      <text:p text:style-name="P13"><text:span text:style-name="T38"><text:tab/>S’ha d’obtenir un token per al projecte en github (En els settings generals, apartat developper settings i finalment en Personal Access tokens).</text:span></text:p>
      <table:table table:name="Taula13" table:style-name="Taula13">
        <table:table-column table:style-name="Taula13.A"/>
        <text:soft-page-break/>
        <table:table-row>
          <table:table-cell table:style-name="Taula13.A1" office:value-type="string">
            <text:p text:style-name="P45"/>
          </table:table-cell>
        </table:table-row>
        <table:table-row>
          <table:table-cell table:style-name="Taula13.A2" office:value-type="string">
            <text:p text:style-name="P59"><text:span text:style-name="T14">Captura </text:span><text:span text:style-name="T20">4</text:span><text:span text:style-name="T17">. </text:span><text:span text:style-name="T20">Generació del token per a l’usuari en github</text:span></text:p>
          </table:table-cell>
        </table:table-row>
      </table:table>
      <text:p text:style-name="P13"/>
      <text:p text:style-name="P12"><text:tab/><text:span text:style-name="T38">Tot seguit ha d’afegir al repositori del servidor el repositori remot que acaba de crear i fer un push (inserint el nom d’usuari i token quan el demane).</text:span></text:p>
      <table:table table:name="Taula11" table:style-name="Taula11">
        <table:table-column table:style-name="Taula11.A"/>
        <table:table-row>
          <table:table-cell table:style-name="Taula11.A1" office:value-type="string">
            <text:p text:style-name="P45"/>
          </table:table-cell>
        </table:table-row>
        <table:table-row>
          <table:table-cell table:style-name="Taula11.A2" office:value-type="string">
            <text:p text:style-name="P59"><text:span text:style-name="T14">Captura </text:span><text:span text:style-name="T21">5</text:span><text:span text:style-name="T17">. </text:span><text:span text:style-name="T20">Instruccions git remote i git push en el repositori del servidor</text:span></text:p>
          </table:table-cell>
        </table:table-row>
      </table:table>
      <text:p text:style-name="P13"/>
      <text:p text:style-name="P14"/>
      <table:table table:name="Taula14" table:style-name="Taula14">
        <table:table-column table:style-name="Taula14.A"/>
        <table:table-row>
          <table:table-cell table:style-name="Taula14.A1" office:value-type="string">
            <text:p text:style-name="P46"/>
          </table:table-cell>
        </table:table-row>
        <table:table-row>
          <table:table-cell table:style-name="Taula14.A2" office:value-type="string">
            <text:p text:style-name="P60"><text:span text:style-name="T14">Captura </text:span><text:span text:style-name="T21">6</text:span><text:span text:style-name="T17">. </text:span><text:span text:style-name="T21">Contingut del repositori en git hub</text:span></text:p>
          </table:table-cell>
        </table:table-row>
      </table:table>
      <text:p text:style-name="P14"/>
      <text:p text:style-name="P19">A continuació, el membre que ha fet les operacions sobre el repositori, ha de convidar a la resta de membres a col·laborar en aquest repositori. A l’apartat Settings, el subabartat Collaborators, Add people. Entre els col·laboradors, també s’ha d’afegir a <text:span text:style-name="T9">r.vallsaranda@edu.gva.es</text:span></text:p>
      <table:table table:name="Taula15" table:style-name="Taula15">
        <table:table-column table:style-name="Taula15.A"/>
        <table:table-row>
          <table:table-cell table:style-name="Taula15.A1" office:value-type="string">
            <text:p text:style-name="P46"/>
          </table:table-cell>
        </table:table-row>
        <table:table-row>
          <table:table-cell table:style-name="Taula15.A2" office:value-type="string">
            <text:p text:style-name="P60"><text:span text:style-name="T14">Captura </text:span><text:span text:style-name="T21">7</text:span><text:span text:style-name="T17">. </text:span><text:span text:style-name="T21">Membre inicial convida a la resta.</text:span></text:p>
          </table:table-cell>
        </table:table-row>
      </table:table>
      <text:p text:style-name="P14"/>
      <text:p text:style-name="P20"><text:tab/>Cada membre ha d’acceptar la invitació a col·laborar i clonar el repositori en una carpeta local amb el mateix nom que té el repositori remot de github. També ho ha de fer el membre inicial.</text:p>
      <table:table table:name="Taula16" table:style-name="Taula16">
        <table:table-column table:style-name="Taula16.A"/>
        <table:table-row>
          <table:table-cell table:style-name="Taula16.A1" office:value-type="string">
            <text:p text:style-name="P47"/>
          </table:table-cell>
        </table:table-row>
        <table:table-row>
          <table:table-cell table:style-name="Taula16.A2" office:value-type="string">
            <text:p text:style-name="P61"><text:span text:style-name="T14">Captura </text:span><text:span text:style-name="T22">8</text:span><text:span text:style-name="T17">. </text:span><text:span text:style-name="T22">Cada membre de l’equip </text:span><text:span text:style-name="T23">després de clonar en una</text:span><text:span text:style-name="T22"> carpeta local: git log</text:span></text:p>
          </table:table-cell>
        </table:table-row>
      </table:table>
      <text:p text:style-name="P15"/>
      <text:p text:style-name="P13"/>
      <text:p text:style-name="P38"><text:span text:style-name="T45">B) </text:span>Docker hub</text:p>
      <text:list xml:id="list3873857581" text:style-name="L1">
        <text:list-item>
          <text:p text:style-name="P7"><text:span text:style-name="T33">Cada membre de l’equip ha de </text:span><text:span text:style-name="T39">crear-se 3 repositoris públic en docker hub amb el nom 2dawapachenommembre, 2dawhttpdnommembre, 2dawnginxnommembre.</text:span></text:p>
        </text:list-item>
      </text:list>
      <text:p text:style-name="P9"/>
      <table:table table:name="Taula17" table:style-name="Taula17">
        <table:table-column table:style-name="Taula17.A"/>
        <table:table-row>
          <table:table-cell table:style-name="Taula17.A1" office:value-type="string">
            <text:p text:style-name="P48"/>
          </table:table-cell>
        </table:table-row>
        <table:table-row>
          <table:table-cell table:style-name="Taula17.A2" office:value-type="string">
            <text:p text:style-name="P62"><text:span text:style-name="T14">Captura </text:span><text:span text:style-name="T24">9</text:span><text:span text:style-name="T14">.</text:span><text:span text:style-name="T15"> </text:span><text:span text:style-name="T24">Apartat de repositoris en docker hub de cada membre de l’equip</text:span></text:p>
          </table:table-cell>
        </table:table-row>
      </table:table>
      <text:p text:style-name="P9"/>
      <text:list xml:id="list2701190159" text:style-name="L6">
        <text:list-item>
          <text:p text:style-name="P32"><text:soft-page-break/><text:span text:style-name="T11">Cada membre de l’equip ha de </text:span><text:span text:style-name="T13">pujar al seu repositori les imatges que ha creat prèviament: imatgeapache2, imatgehttpd i imatgenginx.</text:span></text:p>
        </text:list-item>
        <text:list-item>
          <text:p text:style-name="P40"><text:span text:style-name="T13">L</text:span><text:span text:style-name="T10">i ha de ficar les etiquetes v1_apache2_nommembre, v1_httpd_nommembre i v1_nginx_nommembre</text:span></text:p>
        </text:list-item>
      </text:list>
      <text:p text:style-name="P9"/>
      <table:table table:name="Taula18" table:style-name="Taula18">
        <table:table-column table:style-name="Taula18.A"/>
        <table:table-row>
          <table:table-cell table:style-name="Taula18.A1" office:value-type="string">
            <text:p text:style-name="P48"/>
          </table:table-cell>
        </table:table-row>
        <table:table-row>
          <table:table-cell table:style-name="Taula18.A2" office:value-type="string">
            <text:p text:style-name="P62"><text:span text:style-name="T14">Captura </text:span><text:span text:style-name="T24">10a</text:span><text:span text:style-name="T14">.</text:span><text:span text:style-name="T15"> </text:span><text:span text:style-name="T24">Pàgina de cada repositori del membre 1</text:span></text:p>
          </table:table-cell>
        </table:table-row>
      </table:table>
      <text:p text:style-name="P17"/>
      <table:table table:name="Taula19" table:style-name="Taula19">
        <table:table-column table:style-name="Taula19.A"/>
        <table:table-row>
          <table:table-cell table:style-name="Taula19.A1" office:value-type="string">
            <text:p text:style-name="P48"/>
          </table:table-cell>
        </table:table-row>
        <table:table-row>
          <table:table-cell table:style-name="Taula19.A2" office:value-type="string">
            <text:p text:style-name="P62"><text:span text:style-name="T14">Captura </text:span><text:span text:style-name="T24">10b</text:span><text:span text:style-name="T14">.</text:span><text:span text:style-name="T15"> </text:span><text:span text:style-name="T24">Pàgina de cada repositori del membre 2</text:span></text:p>
          </table:table-cell>
        </table:table-row>
      </table:table>
      <text:p text:style-name="P16"/>
      <table:table table:name="Taula20" table:style-name="Taula20">
        <table:table-column table:style-name="Taula20.A"/>
        <table:table-row>
          <table:table-cell table:style-name="Taula20.A1" office:value-type="string">
            <text:p text:style-name="P49"/>
          </table:table-cell>
        </table:table-row>
        <table:table-row>
          <table:table-cell table:style-name="Taula20.A2" office:value-type="string">
            <text:p text:style-name="P63"><text:span text:style-name="T14">Captura </text:span><text:span text:style-name="T24">10c</text:span><text:span text:style-name="T14">.</text:span><text:span text:style-name="T15"> </text:span><text:span text:style-name="T24">Pàgina de cada repositori del membre 3</text:span></text:p>
          </table:table-cell>
        </table:table-row>
      </table:table>
      <text:p text:style-name="P36"/>
      <text:list xml:id="list212931310878637" text:continue-list="list3873857581" text:style-name="L1">
        <text:list-item>
          <text:p text:style-name="P21">Una vegada totes les imatges ja estan pujades al docker hub, un dels membres de l’equip, ha d’eliminar totes les imatges creades pels membres de l’equip.</text:p>
        </text:list-item>
      </text:list>
      <table:table table:name="Taula21" table:style-name="Taula21">
        <table:table-column table:style-name="Taula21.A"/>
        <table:table-row>
          <table:table-cell table:style-name="Taula21.A1" office:value-type="string">
            <text:p text:style-name="P49"/>
          </table:table-cell>
        </table:table-row>
        <table:table-row>
          <table:table-cell table:style-name="Taula21.A2" office:value-type="string">
            <text:p text:style-name="P63"><text:span text:style-name="T14">Captura </text:span><text:span text:style-name="T24">1</text:span><text:span text:style-name="T25">1</text:span><text:span text:style-name="T14">.</text:span><text:span text:style-name="T15"> </text:span><text:span text:style-name="T25">sudo docker images en el servidor: no hi ha cap imatge de l’equip</text:span></text:p>
          </table:table-cell>
        </table:table-row>
      </table:table>
      <text:p text:style-name="P41"/>
      <text:p text:style-name="P42"/>
      <text:p text:style-name="P39"><text:span text:style-name="T45">C) </text:span>Xarxa <text:span text:style-name="T46">D</text:span>ocker</text:p>
      <text:p text:style-name="P22"/>
      <text:p text:style-name="P29"><text:span text:style-name="T43"><text:tab/>A</text:span>dreces IP per als contenidors:</text:p>
      <table:table table:name="Taula3" table:style-name="Taula3">
        <table:table-column table:style-name="Taula3.A" table:number-columns-repeated="4"/>
        <table:table-row>
          <table:table-cell table:style-name="Taula3.A1" office:value-type="string">
            <text:p text:style-name="P54">Equip 01</text:p>
          </table:table-cell>
          <table:table-cell table:style-name="Taula3.A1" office:value-type="string">
            <text:p text:style-name="P54">Equip 02</text:p>
          </table:table-cell>
          <table:table-cell table:style-name="Taula3.A1" office:value-type="string">
            <text:p text:style-name="P54">Equip 03</text:p>
          </table:table-cell>
          <table:table-cell table:style-name="Taula3.D1" office:value-type="string">
            <text:p text:style-name="P54">Equip 04</text:p>
          </table:table-cell>
        </table:table-row>
        <table:table-row>
          <table:table-cell table:style-name="Taula3.A2" office:value-type="string">
            <text:p text:style-name="P53">192.168.8.110</text:p>
            <text:p text:style-name="P53">192.168.8.111</text:p>
            <text:p text:style-name="P53">192.168.8.112</text:p>
          </table:table-cell>
          <table:table-cell table:style-name="Taula3.A2" office:value-type="string">
            <text:p text:style-name="P53">192.168.8.120</text:p>
            <text:p text:style-name="P53">192.168.8.121</text:p>
            <text:p text:style-name="P53">192.168.8.122</text:p>
          </table:table-cell>
          <table:table-cell table:style-name="Taula3.A2" office:value-type="string">
            <text:p text:style-name="P53">192.168.8.130</text:p>
            <text:p text:style-name="P53">192.168.8.131</text:p>
            <text:p text:style-name="P53">192.168.8.132</text:p>
          </table:table-cell>
          <table:table-cell table:style-name="Taula3.D2" office:value-type="string">
            <text:p text:style-name="P53">192.168.8.140</text:p>
            <text:p text:style-name="P53">192.168.8.141</text:p>
            <text:p text:style-name="P53">192.168.8.142</text:p>
          </table:table-cell>
        </table:table-row>
      </table:table>
      <text:p text:style-name="P29"/>
      <text:list xml:id="list212930488254165" text:continue-numbering="true" text:style-name="L1">
        <text:list-item>
          <text:p text:style-name="P21">Un dels membres del grup ha de crear una xarxa macvlan que es corresponga amb la xarxa de l’aula, sense establir un rang d’IP (s’establiran manualment), <text:span text:style-name="T40">amb el nom xarxa_equip0X </text:span><text:span text:style-name="T41">(on l’X correspon al nombre de l’equip).</text:span></text:p>
        </text:list-item>
      </text:list>
      <table:table table:name="Taula22" table:style-name="Taula22">
        <table:table-column table:style-name="Taula22.A"/>
        <table:table-row>
          <table:table-cell table:style-name="Taula22.A1" office:value-type="string">
            <text:p text:style-name="P50"/>
          </table:table-cell>
        </table:table-row>
        <text:soft-page-break/>
        <table:table-row>
          <table:table-cell table:style-name="Taula22.A2" office:value-type="string">
            <text:p text:style-name="P64"><text:span text:style-name="T14">Captura </text:span><text:span text:style-name="T26">12. sudo docker network inspect xarxa_equip0X</text:span></text:p>
          </table:table-cell>
        </table:table-row>
      </table:table>
      <text:p text:style-name="P37"/>
      <text:list xml:id="list212932224117863" text:continue-numbering="true" text:style-name="L1">
        <text:list-item>
          <text:p text:style-name="P24">Un membre de l’equip ha d’activar el mode promiscu de la interfície de xarxa del servidor.</text:p>
        </text:list-item>
      </text:list>
      <table:table table:name="Taula23" table:style-name="Taula23">
        <table:table-column table:style-name="Taula23.A"/>
        <table:table-row>
          <table:table-cell table:style-name="Taula23.A1" office:value-type="string">
            <text:p text:style-name="P51"/>
          </table:table-cell>
        </table:table-row>
        <table:table-row>
          <table:table-cell table:style-name="Taula23.A2" office:value-type="string">
            <text:p text:style-name="P65"><text:span text:style-name="T14">Captura </text:span><text:span text:style-name="T26">13. Establiment mode promiscu interfície de xarxa i comprovació</text:span></text:p>
          </table:table-cell>
        </table:table-row>
      </table:table>
      <text:p text:style-name="P25"/>
      <text:list xml:id="list212932140945871" text:continue-numbering="true" text:style-name="L1">
        <text:list-item>
          <text:p text:style-name="P21">El <text:span text:style-name="T31">membre 1</text:span> s’ha de descarregar la imatge d’nginx del <text:span text:style-name="T42">membre 2 de docker hub</text:span>.</text:p>
        </text:list-item>
        <text:list-item>
          <text:p text:style-name="P21">S’ha de crear un contenidor a partir d’aquesta imatge <text:span text:style-name="T41">amb una adreça IP de l’aula, amb el nom contNomMembre1NginxNomMembre2 (tot en minúscules).</text:span></text:p>
        </text:list-item>
        <text:list-item>
          <text:p text:style-name="P24">Ha de modificar el contingut de l’index.html per indicar que ha modificat l’original, afegint-hi una imatge a la ja existent.</text:p>
        </text:list-item>
      </text:list>
      <table:table table:name="Taula9" table:style-name="Taula9">
        <table:table-column table:style-name="Taula9.A"/>
        <table:table-row>
          <table:table-cell table:style-name="Taula9.A1" office:value-type="string">
            <text:p text:style-name="P4"/>
          </table:table-cell>
        </table:table-row>
        <table:table-row>
          <table:table-cell table:style-name="Taula9.A2" office:value-type="string">
            <text:p text:style-name="P6"><text:span text:style-name="T14">Captura </text:span><text:span text:style-name="T16">1</text:span><text:span text:style-name="T26">4</text:span><text:span text:style-name="T14">. </text:span><text:span text:style-name="T26">Navegador web amb adreça IP i pàgina modificada: contenidor nginx</text:span></text:p>
          </table:table-cell>
        </table:table-row>
      </table:table>
      <text:p text:style-name="P3"/>
      <text:list xml:id="list435190063" text:style-name="L2">
        <text:list-item>
          <text:p text:style-name="P23">El <text:span text:style-name="T31">membre </text:span><text:span text:style-name="T32">2</text:span> s’ha de descarregar la imatge d’<text:span text:style-name="T41">httpd</text:span> del <text:span text:style-name="T34">membre </text:span><text:span text:style-name="T35">3</text:span><text:span text:style-name="T34"> de docker hub</text:span>.</text:p>
        </text:list-item>
        <text:list-item>
          <text:p text:style-name="P23">S’ha de crear un contenidor a partir d’aquesta imatge <text:span text:style-name="T41">amb una adreça IP de l’aula, amb el nom contNomMembre2httpdNomMembre3 (tot en minúscules).</text:span></text:p>
        </text:list-item>
        <text:list-item>
          <text:p text:style-name="P26">Ha de modificar el contingut de l’index.html per indicar que ha modificat l’original, afegint-hi una imatge a la ja existent.</text:p>
        </text:list-item>
      </text:list>
      <table:table table:name="Taula1" table:style-name="Taula1">
        <table:table-column table:style-name="Taula1.A"/>
        <table:table-row>
          <table:table-cell table:style-name="Taula1.A1" office:value-type="string">
            <text:p text:style-name="P51"/>
          </table:table-cell>
        </table:table-row>
        <table:table-row>
          <table:table-cell table:style-name="Taula1.A2" office:value-type="string">
            <text:p text:style-name="P65"><text:span text:style-name="T14">Captura </text:span><text:span text:style-name="T16">1</text:span><text:span text:style-name="T26">5</text:span><text:span text:style-name="T14">. </text:span><text:span text:style-name="T26">Navegador web amb adreça IP i pàgina modificada: contenidor httpd</text:span></text:p>
          </table:table-cell>
        </table:table-row>
      </table:table>
      <text:list xml:id="list212930743494183" text:continue-numbering="true" text:style-name="L2">
        <text:list-header>
          <text:p text:style-name="P23"/>
        </text:list-header>
        <text:list-item>
          <text:p text:style-name="P23">El <text:span text:style-name="T31">membre </text:span><text:span text:style-name="T32">3</text:span> s’ha de descarregar la imatge <text:span text:style-name="T41">d’apache</text:span> del <text:span text:style-name="T34">membre </text:span><text:span text:style-name="T35">1</text:span><text:span text:style-name="T34"> de docker hub</text:span>.</text:p>
        </text:list-item>
        <text:list-item>
          <text:p text:style-name="P23">S’ha de crear un contenidor a partir d’aquesta imatge <text:span text:style-name="T41">amb una adreça IP de l’aula, amb el nom contNomMembre3apache2NomMembre1 (tot en minúscules).</text:span></text:p>
        </text:list-item>
        <text:list-item>
          <text:p text:style-name="P26">Ha de modificar el contingut de l’index.html per indicar que ha modificat l’original, afegint-hi una imatge a la ja existent.</text:p>
        </text:list-item>
      </text:list>
      <table:table table:name="Taula2" table:style-name="Taula2">
        <table:table-column table:style-name="Taula2.A"/>
        <table:table-row>
          <table:table-cell table:style-name="Taula2.A1" office:value-type="string">
            <text:p text:style-name="P51"/>
          </table:table-cell>
        </table:table-row>
        <table:table-row>
          <table:table-cell table:style-name="Taula2.A2" office:value-type="string">
            <text:p text:style-name="P65"><text:span text:style-name="T14">Captura </text:span><text:span text:style-name="T16">1</text:span><text:span text:style-name="T26">6</text:span><text:span text:style-name="T14">. </text:span><text:span text:style-name="T26">Navegador web amb adreça IP i pàgina modificada: contenidor apache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solas" style:family="paragraph" style:parent-style-name="Standard">
      <style:paragraph-properties fo:line-height="150%"/>
      <style:text-properties style:font-name="Arial" fo:font-family="Arial" style:font-family-generic="swiss" style:font-pitch="variable" fo:font-size="12pt" fo:language="ca" fo:country="ES" officeooo:rsid="00660308" style:font-size-asian="12pt" style:font-size-complex="12pt"/>
    </style:style>
    <style:style style:name="Courier" style:family="paragraph" style:parent-style-name="Consolas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1dd7b"/>
    </style:style>
    <style:style style:name="MP2" style:family="paragraph" style:parent-style-name="Footer">
      <style:text-properties officeooo:paragraph-rsid="0022aca2"/>
    </style:style>
    <style:style style:name="MT1" style:family="text">
      <style:text-properties fo:color="#8b0000" loext:opacity="100%" style:font-name="Arial" fo:font-size="12pt" style:text-underline-style="solid" style:text-underline-width="auto" style:text-underline-color="font-color" fo:font-weight="bold" officeooo:rsid="0021dd7b" style:font-size-asian="12pt" style:font-weight-asian="bold" style:font-size-complex="12pt" style:font-weight-complex="bold"/>
    </style:style>
    <style:style style:name="MT2" style:family="text">
      <style:text-properties fo:color="#8b0000" loext:opacity="100%" style:font-name="Arial" fo:font-size="12pt" style:text-underline-style="solid" style:text-underline-width="auto" style:text-underline-color="font-color" fo:font-weight="bold" officeooo:rsid="002c7685" style:font-size-asian="12pt" style:font-weight-asian="bold" style:font-size-complex="12pt" style:font-weight-complex="bold"/>
    </style:style>
    <style:style style:name="MT3" style:family="text">
      <style:text-properties fo:color="#8b0000" loext:opacity="100%" style:font-name="Arial" fo:font-size="12pt" style:text-underline-style="solid" style:text-underline-width="auto" style:text-underline-color="font-color" fo:font-weight="bold" officeooo:rsid="00660308" style:font-size-asian="12pt" style:font-weight-asian="bold" style:font-size-complex="12pt" style:font-weight-complex="bold"/>
    </style:style>
    <style:style style:name="MT4" style:family="text">
      <style:text-properties fo:color="#8b0000" loext:opacity="100%" style:font-name="Arial" fo:font-weight="bold" officeooo:rsid="0022aca2" style:font-weight-asian="bold" style:font-weight-complex="bold" style:text-overline-style="solid" style:text-overline-width="auto" style:text-overline-color="font-color"/>
    </style:style>
    <style:style style:name="MT5" style:family="text">
      <style:text-properties fo:color="#8b0000" loext:opacity="100%" style:font-name="Arial" fo:font-weight="bold" officeooo:rsid="0056a91e" style:font-weight-asian="bold" style:font-weight-complex="bold" style:text-overline-style="solid" style:text-overline-width="auto" style:text-overline-color="font-color"/>
    </style:style>
    <style:style style:name="MT6" style:family="text">
      <style:text-properties fo:color="#8b0000" loext:opacity="100%" style:font-name="Arial" fo:font-weight="bold" officeooo:rsid="003ed76b" style:font-weight-asian="bold" style:font-weight-complex="bold" style:text-overline-style="solid" style:text-overline-width="auto" style:text-overline-color="font-color"/>
    </style:style>
    <style:style style:name="MT7" style:family="text">
      <style:text-properties fo:color="#8b0000" loext:opacity="100%" style:font-name="Arial" fo:font-weight="bold" officeooo:rsid="009171d7" style:font-weight-asian="bold" style:font-weight-complex="bold" style:text-overline-style="solid" style:text-overline-width="auto" style:text-overline-color="font-colo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IES Lluís Simarro<text:tab/>Curs </text:span><text:span text:style-name="MT2">2</text:span><text:span text:style-name="MT3">2</text:span><text:span text:style-name="MT1">/2</text:span><text:span text:style-name="MT3">3</text:span><text:span text:style-name="MT1"><text:tab/></text:span><text:span text:style-name="MT3">2n</text:span><text:span text:style-name="MT1"> </text:span><text:span text:style-name="MT3">DAW</text:span><text:span text:style-name="MT1"> - </text:span><text:span text:style-name="MT3">DAW</text:span></text:p>
      </style:header>
      <style:footer>
        <text:p text:style-name="MP2"><text:span text:style-name="MT4">Activitat </text:span><text:span text:style-name="MT5">docker</text:span><text:span text:style-name="MT6"> 0</text:span><text:span text:style-name="MT7">3</text:span><text:span text:style-name="MT6"><text:tab/></text:span><text:span text:style-name="MT4"><text:tab/>Pàgina </text:span><text:span text:style-name="MT4"><text:page-number text:select-page="current">4</text:page-number></text:span><text:span text:style-name="MT4">/</text:span><text:span text:style-name="MT4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4.0.3$Windows_X86_64 LibreOffice_project/f85e47c08ddd19c015c0114a68350214f7066f5a</meta:generator>
    <dc:date>2022-10-09T21:29:30.214000000</dc:date>
    <meta:editing-duration>PT7H30M37S</meta:editing-duration>
    <meta:editing-cycles>118</meta:editing-cycles>
    <meta:document-statistic meta:table-count="20" meta:image-count="0" meta:object-count="0" meta:page-count="4" meta:paragraph-count="71" meta:word-count="773" meta:character-count="4639" meta:non-whitespace-character-count="3944"/>
  </office:meta>
</office:document-meta>
</file>